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25])" office:value-type="float" office:value="0.0000327736614142074" calcext:value-type="float">
            <text:p>3.27736614142074E-05</text:p>
          </table:table-cell>
          <table:table-cell table:formula="of:=AVERAGE([.N2:.N25])" office:value-type="float" office:value="0.0000527439642603406" calcext:value-type="float">
            <text:p>5.2743964260340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23:20:50.683984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1-04T23:22:58.569914647</dc:date>
    <meta:editing-duration>PT10H57M50S</meta:editing-duration>
    <meta:editing-cycles>29</meta:editing-cycles>
    <meta:generator>LibreOffice/7.0.4.2$Linux_X86_64 LibreOffice_project/00$Build-2</meta:generator>
    <meta:document-statistic meta:table-count="1" meta:cell-count="443" meta:object-count="0"/>
  </office:meta>
</office:document-meta>
</file>